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7.66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154.2pt"/>
    </style:style>
    <style:style style:name="co4" style:family="table-column">
      <style:table-column-properties fo:break-before="auto" style:column-width="250.7pt"/>
    </style:style>
    <style:style style:name="co5" style:family="table-column">
      <style:table-column-properties fo:break-before="auto" style:column-width="222.24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4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4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2" office:value-type="string" calcext:value-type="string">
            <text:p>Nota</text:p>
          </table:table-cell>
          <table:table-cell table:style-name="ce23" office:value-type="string" calcext:value-type="string">
            <text:p>Ejercicio</text:p>
          </table:table-cell>
          <table:table-cell table:style-name="ce23" office:value-type="string" calcext:value-type="string">
            <text:p>Comentario Josué</text:p>
          </table:table-cell>
          <table:table-cell table:style-name="ce48" office:value-type="string" calcext:value-type="string">
            <text:p>A Destacar</text:p>
          </table:table-cell>
          <table:table-cell table:style-name="ce22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5">
            <text:p>Práctica 2.01 Empezando con la sintaxis (autoevaluable)</text:p>
          </table:table-cell>
          <table:table-cell table:style-name="ce13" office:value-type="float" office:value="9.38" calcext:value-type="float" table:number-columns-spanned="1" table:number-rows-spanned="5">
            <text:p>9.38</text:p>
          </table:table-cell>
          <table:table-cell table:style-name="ce24" office:value-type="string" calcext:value-type="string">
            <text:p>Ejercicio 1 - Estás delgado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Utilización método reduce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Juego mejor que tú</text:p>
          </table:table-cell>
          <table:table-cell table:style-name="ce32" office:value-type="string" calcext:value-type="string">
            <text:p>Todavía no hemos visto reduce, ni funciones flecha, me sorprende que uses esas construcciones.</text:p>
            <text:p>Faltaría mostrar el ganador, y resolver el caso de empate.</text:p>
          </table:table-cell>
          <table:table-cell table:style-name="ce49" office:value-type="string" calcext:value-type="string">
            <text:p>Realizar un fetch para cargar un json en un archivo js, que utiliza el navegador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Números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Utilización typeof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4 - Facturas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5 - Propinas</text:p>
          </table:table-cell>
          <table:table-cell table:style-name="ce33" office:value-type="string" calcext:value-type="string">
            <text:p>-</text:p>
          </table:table-cell>
          <table:table-cell table:style-name="ce50" office:value-type="string" calcext:value-type="string">
            <text:p>Utilización toFixed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1" table:number-rows-spanned="5">
            <text:p>Práctica 2.02 Más sintaxis con funciones</text:p>
          </table:table-cell>
          <table:table-cell table:style-name="ce16" office:value-type="float" office:value="8.75" calcext:value-type="float" table:number-columns-spanned="1" table:number-rows-spanned="5">
            <text:p>8.75</text:p>
          </table:table-cell>
          <table:table-cell table:style-name="ce26" office:value-type="string" calcext:value-type="string">
            <text:p>Ejercicio 1 - Sumando</text:p>
          </table:table-cell>
          <table:table-cell table:style-name="ce34" office:value-type="string" calcext:value-type="string">
            <text:p>No realiza lo que se pide en el ejercicio.</text:p>
          </table:table-cell>
          <table:table-cell table:style-name="ce51" office:value-type="string" calcext:value-type="string">
            <text:p>Utilización arguments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Multiplicando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Utilización Number.isInteger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Sumando vectores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4 - Cruz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5 - Marco</text:p>
          </table:table-cell>
          <table:table-cell table:style-name="ce33" office:value-type="string" calcext:value-type="string">
            <text:p>-</text:p>
          </table:table-cell>
          <table:table-cell table:style-name="ce50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1" table:number-rows-spanned="5">
            <text:p>Práctica 2.03 Objetos</text:p>
          </table:table-cell>
          <table:table-cell table:style-name="ce16" office:value-type="float" office:value="8.75" calcext:value-type="float" table:number-columns-spanned="1" table:number-rows-spanned="5">
            <text:p>8.75</text:p>
          </table:table-cell>
          <table:table-cell table:style-name="ce26" office:value-type="string" calcext:value-type="string">
            <text:p>Ejercicio 1 - Constructor (de objetos)</text:p>
          </table:table-cell>
          <table:table-cell table:style-name="ce35" office:value-type="string" calcext:value-type="string">
            <text:p>-</text:p>
          </table:table-cell>
          <table:table-cell table:style-name="ce49" office:value-type="string" calcext:value-type="string">
            <text:p>Creación objeto con una función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Mostrando (objetos)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Utilización padEnd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Recorriendo (objetos)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4 - Modificando (objetos)</text:p>
          </table:table-cell>
          <table:table-cell table:style-name="ce36" office:value-type="string" calcext:value-type="string">
            <text:p>no realiza correctamente las matriculas cursoObj.alumnado = [...cursoObj.alumnado, disc].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5 - Mostrando II (objetos)</text:p>
          </table:table-cell>
          <table:table-cell table:style-name="ce37" office:value-type="string" calcext:value-type="string">
            <text:p>da fallo con elementos booleanos, muy bien resuelta la recursividad te faltaría aplicarla en los arrays también puesto que pueden tener objetos dentro</text:p>
          </table:table-cell>
          <table:table-cell table:style-name="ce50" office:value-type="string" calcext:value-type="string">
            <text:p>Utilización Array.isArray. Y, de la técnica de recursividad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1" table:number-rows-spanned="6">
            <text:p>Práctica 2.04 Objetos predefinidos</text:p>
          </table:table-cell>
          <table:table-cell table:style-name="ce17" office:value-type="float" office:value="8.13" calcext:value-type="float" table:number-columns-spanned="1" table:number-rows-spanned="6">
            <text:p>8.13</text:p>
          </table:table-cell>
          <table:table-cell table:style-name="ce23" office:value-type="string" calcext:value-type="string">
            <text:p>Ejercicio 1 - toCani</text:p>
          </table:table-cell>
          <table:table-cell table:style-name="ce38" office:value-type="string" calcext:value-type="string">
            <text:p>Muy bien la protección frente a entradas de datos que no sean cadenas</text:p>
          </table:table-cell>
          <table:table-cell table:style-name="ce52"/>
          <table:table-cell table:style-name="ce57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Temporizador</text:p>
          </table:table-cell>
          <table:table-cell table:style-name="ce32" office:value-type="string" calcext:value-type="string">
            <text:p>Muy bien la protección frente a entradas de datos no numericas</text:p>
          </table:table-cell>
          <table:table-cell table:style-name="ce49" office:value-type="string" calcext:value-type="string">
            <text:p>Utilización de setInterval, clearInterval y undefined</text:p>
          </table:table-cell>
          <table:table-cell table:style-name="ce57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DNI</text:p>
          </table:table-cell>
          <table:table-cell table:style-name="ce32" office:value-type="string" calcext:value-type="string">
            <text:p>Debes proteger el código frente a entradas no validas.</text:p>
          </table:table-cell>
          <table:table-cell table:style-name="ce49" office:value-type="string" calcext:value-type="string">
            <text:p>Utilización de setInterval y clearInterval</text:p>
          </table:table-cell>
          <table:table-cell table:style-name="ce57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4 - Fechas</text:p>
          </table:table-cell>
          <table:table-cell table:style-name="ce32" office:value-type="string" calcext:value-type="string">
            <text:p>No realiza los solicitado "escribe un programa que pasados tres segundos muestre una vez la fecha actual del sistema</text:p>
          </table:table-cell>
          <table:table-cell table:style-name="ce49" office:value-type="string" calcext:value-type="string">
            <text:p>Utilización de new Date</text:p>
          </table:table-cell>
          <table:table-cell table:style-name="ce57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5 - Más DNI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Utilización de indexOf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6 - Números</text:p>
          </table:table-cell>
          <table:table-cell table:style-name="ce39" office:value-type="string" calcext:value-type="string">
            <text:p>Tarda varios segundos en presentar resultado, investiga alternativas para el número primo 18 segundos frente a 30 milisegundos (algoritmo optimizado)</text:p>
          </table:table-cell>
          <table:table-cell table:style-name="ce50" office:value-type="string" calcext:value-type="string">
            <text:p>Obtención de números primos. Y, utilización del método reverse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1" table:number-rows-spanned="4">
            <text:p>Práctica 2.05 Jugando con la sintaxis</text:p>
          </table:table-cell>
          <table:table-cell table:style-name="ce17" office:value-type="float" office:value="9.38" calcext:value-type="float" table:number-columns-spanned="1" table:number-rows-spanned="4">
            <text:p>9.38</text:p>
          </table:table-cell>
          <table:table-cell table:style-name="ce23" office:value-type="string" calcext:value-type="string">
            <text:p>Ejercicio 1 - Descomponiendo el problema I: el inicio</text:p>
          </table:table-cell>
          <table:table-cell table:style-name="ce40" office:value-type="string" calcext:value-type="string">
            <text:p>-</text:p>
          </table:table-cell>
          <table:table-cell table:style-name="ce52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Descomponiendo el problema II: el avance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Descomponiendo el problema III: el sudoku</text:p>
          </table:table-cell>
          <table:table-cell table:style-name="ce31" office:value-type="string" calcext:value-type="string">
            <text:p>-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4 - Buscaminas</text:p>
          </table:table-cell>
          <table:table-cell table:style-name="ce41" office:value-type="string" calcext:value-type="string">
            <text:p>Está bien resuelto, te faltaría que devuelva la matriz al final de la función return campoMinado; Es conveniente que las funciones devuelvan la solución y la impresión se realice fuera o en otra función</text:p>
          </table:table-cell>
          <table:table-cell table:style-name="ce50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4">
            <text:p>Práctica 3.01 DOM</text:p>
          </table:table-cell>
          <table:table-cell table:style-name="ce17" office:value-type="float" office:value="9.38" calcext:value-type="float" table:number-columns-spanned="1" table:number-rows-spanned="4">
            <text:p>9.38</text:p>
          </table:table-cell>
          <table:table-cell table:style-name="ce23" office:value-type="string" calcext:value-type="string">
            <text:p>Ejercicio 1 - Contando elementos del DOM</text:p>
          </table:table-cell>
          <table:table-cell table:style-name="ce42" office:value-type="string" calcext:value-type="string">
            <text:p>Bien resuelto. Para tener el parrafo completo con todas las etiquetas mejor usar .innerHTML</text:p>
          </table:table-cell>
          <table:table-cell table:style-name="ce52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Números DOM</text:p>
          </table:table-cell>
          <table:table-cell table:style-name="ce43" office:value-type="string" calcext:value-type="string">
            <text:p>No resuelve correctamente entre 1 y 1000 Math.ceil(Math.random() * 100), Recuerda separar el codigo javascript del html en fichero .js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Tabla dinámica DOM</text:p>
          </table:table-cell>
          <table:table-cell table:style-name="ce43" office:value-type="string" calcext:value-type="string">
            <text:p>Muy bien resuelto, pero recuerda separar codigo javascript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4 - Creando funciones DOM</text:p>
          </table:table-cell>
          <table:table-cell table:style-name="ce33" office:value-type="string" calcext:value-type="string">
            <text:p>-</text:p>
          </table:table-cell>
          <table:table-cell table:style-name="ce50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" table:number-rows-spanned="4">
            <text:p>Práctica 3.02 DOM II Hell on Earth</text:p>
          </table:table-cell>
          <table:table-cell table:style-name="ce17" office:value-type="float" office:value="9.38" calcext:value-type="float" table:number-columns-spanned="1" table:number-rows-spanned="4">
            <text:p>9.38</text:p>
          </table:table-cell>
          <table:table-cell table:style-name="ce23" office:value-type="string" calcext:value-type="string">
            <text:p>Ejercicio 1 - El censor DOM</text:p>
          </table:table-cell>
          <table:table-cell table:style-name="ce40" office:value-type="string" calcext:value-type="string">
            <text:p>-</text:p>
          </table:table-cell>
          <table:table-cell table:style-name="ce52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2 - Primos DOM</text:p>
          </table:table-cell>
          <table:table-cell table:style-name="ce31" office:value-type="string" calcext:value-type="string">
            <text:p>-</text:p>
          </table:table-cell>
          <table:table-cell table:style-name="ce49" office:value-type="string" calcext:value-type="string">
            <text:p>Obtención de números primos</text:p>
          </table:table-cell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3"/>
          <table:covered-table-cell table:style-name="ce14"/>
          <table:table-cell table:style-name="ce24" office:value-type="string" calcext:value-type="string">
            <text:p>Ejercicio 3 - Ocultar DOM</text:p>
          </table:table-cell>
          <table:table-cell table:style-name="ce43" office:value-type="string" calcext:value-type="string">
            <text:p>Bien resuelto. Te faltaría un boton para restablecer todo, simplemente deberá recorrer los parrafos y sacarlos de la clase desaparecer.</text:p>
          </table:table-cell>
          <table:table-cell table:style-name="ce49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4"/>
          <table:covered-table-cell table:style-name="ce15"/>
          <table:table-cell table:style-name="ce25" office:value-type="string" calcext:value-type="string">
            <text:p>Ejercicio 4 - Componente Carrusel DOM</text:p>
          </table:table-cell>
          <table:table-cell table:style-name="ce44" office:value-type="string" calcext:value-type="string">
            <text:p>A priori bien resuelto, pero al tabular entre pantallas empieza a realizar extraños y parpadeos. Creo que es debido a que la variable let transformacion; está dentro de la función y eso no permite una correcta limpieza con el clear</text:p>
          </table:table-cell>
          <table:table-cell table:style-name="ce50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7" office:value-type="string" calcext:value-type="string">
            <text:p>Práctica 3.03 Gestor de tareas</text:p>
          </table:table-cell>
          <table:table-cell table:style-name="ce18" office:value-type="float" office:value="10" calcext:value-type="float">
            <text:p>10.00</text:p>
          </table:table-cell>
          <table:table-cell table:style-name="ce27" office:value-type="string" calcext:value-type="string" table:number-columns-spanned="2" table:number-rows-spanned="1">
            <text:p>Buen trabajo en la estructura y solución del problema. Además añades identificado a las tareas que es recomendable para realizar otras acciones que veremos más adelante. <text:s/>Como mejora intentar usar menos HTML en el código, y por ejemplo en los botones añadir eventlistener que veremos próximamente.</text:p>
          </table:table-cell>
          <table:covered-table-cell table:style-name="ce45"/>
          <table:table-cell table:style-name="ce53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Práctica 4.02 Rompecabezas</text:p>
          </table:table-cell>
          <table:table-cell table:style-name="ce19" office:value-type="float" office:value="10" calcext:value-type="float">
            <text:p>10.00</text:p>
          </table:table-cell>
          <table:table-cell table:style-name="ce28" office:value-type="string" calcext:value-type="string" table:number-columns-spanned="2" table:number-rows-spanned="1">
            <text:p>Muy bien resuelto, la estructura en ficheros es correcta. Muy bien también usar el tamaño de pieza.</text:p>
          </table:table-cell>
          <table:covered-table-cell table:style-name="ce46"/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Práctica 4.03 Pintarajea</text:p>
          </table:table-cell>
          <table:table-cell table:style-name="ce19" office:value-type="float" office:value="10" calcext:value-type="float">
            <text:p>10.00</text:p>
          </table:table-cell>
          <table:table-cell table:style-name="ce28" office:value-type="string" calcext:value-type="string" table:number-columns-spanned="2" table:number-rows-spanned="1">
            <text:p>Muy bien resuelto, funciona fluido y facilmente podemos ampliar el tablero.</text:p>
          </table:table-cell>
          <table:covered-table-cell table:style-name="ce46"/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 table:number-columns-spanned="1" table:number-rows-spanned="5">
            <text:p>Práctica 4.04 Formularios y eventos</text:p>
          </table:table-cell>
          <table:table-cell table:style-name="ce19" office:value-type="float" office:value="10" calcext:value-type="float" table:number-columns-spanned="1" table:number-rows-spanned="5">
            <text:p>10.00</text:p>
          </table:table-cell>
          <table:table-cell table:style-name="ce29" office:value-type="string" calcext:value-type="string">
            <text:p>Ejercicio 1 - Más números</text:p>
          </table:table-cell>
          <table:table-cell table:style-name="ce28" office:value-type="string" calcext:value-type="string">
            <text:p>Ejercicio 1. Muy bien resuelto. Codigo bien estructurado y comentado.</text:p>
          </table:table-cell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9"/>
          <table:covered-table-cell table:style-name="ce14"/>
          <table:table-cell table:style-name="ce29" office:value-type="string" calcext:value-type="string">
            <text:p>Ejercicio 2 - Creador párrafos</text:p>
          </table:table-cell>
          <table:table-cell table:style-name="ce28" office:value-type="string" calcext:value-type="string">
            <text:p>Ejercicio 2. Muy bien resuelto.</text:p>
          </table:table-cell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9"/>
          <table:covered-table-cell table:style-name="ce14"/>
          <table:table-cell table:style-name="ce29" office:value-type="string" calcext:value-type="string">
            <text:p>Ejercicio 3 - Discos</text:p>
          </table:table-cell>
          <table:table-cell table:style-name="ce28" office:value-type="string" calcext:value-type="string">
            <text:p>Ejercicio 3. Muy bien resuelto. Uso correcto del JSON para guardar y mostrar datos.</text:p>
          </table:table-cell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9"/>
          <table:covered-table-cell table:style-name="ce14"/>
          <table:table-cell table:style-name="ce29" office:value-type="string" calcext:value-type="string">
            <text:p>Ejercicio 4 - Pueblos</text:p>
          </table:table-cell>
          <table:table-cell table:style-name="ce28" office:value-type="string" calcext:value-type="string">
            <text:p>Ejercicio 4. Está muy bien resuelto.</text:p>
          </table:table-cell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covered-table-cell table:style-name="ce10"/>
          <table:covered-table-cell table:style-name="ce20"/>
          <table:table-cell table:style-name="ce29" office:value-type="string" calcext:value-type="string">
            <text:p>Ejercicio 5 - Discos II</text:p>
          </table:table-cell>
          <table:table-cell table:style-name="ce28" office:value-type="string" calcext:value-type="string">
            <text:p>Ejercicio 5. Bien resuelto. La validación es buena <text:s/>haciendo uso de regex, tal vez a mejorar indicar al usuario la causa del error.</text:p>
          </table:table-cell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8" office:value-type="string" calcext:value-type="string">
            <text:p>Práctica 4.05 Generador de formularios</text:p>
          </table:table-cell>
          <table:table-cell table:style-name="ce19" office:value-type="float" office:value="10" calcext:value-type="float">
            <text:p>10.00</text:p>
          </table:table-cell>
          <table:table-cell table:style-name="ce28" office:value-type="string" calcext:value-type="string" table:number-columns-spanned="2" table:number-rows-spanned="1">
            <text:p>Muy bien resuelto, muy completo y con una gestión completa de los formulario.</text:p>
          </table:table-cell>
          <table:covered-table-cell table:style-name="ce46"/>
          <table:table-cell table:style-name="ce54"/>
          <table:table-cell table:style-name="ce56" table:number-columns-repeated="22"/>
          <table:table-cell table:number-columns-repeated="997"/>
        </table:table-row>
        <table:table-row table:style-name="ro1">
          <table:table-cell table:style-name="ce11"/>
          <table:table-cell table:style-name="ce21"/>
          <table:table-cell table:style-name="ce30"/>
          <table:table-cell table:style-name="ce47"/>
          <table:table-cell table:style-name="ce55"/>
          <table:table-cell table:style-name="ce56" table:number-columns-repeated="22"/>
          <table:table-cell table:number-columns-repeated="997"/>
        </table:table-row>
        <table:table-row table:style-name="ro1" table:number-rows-repeated="957">
          <table:table-cell table:style-name="ce11"/>
          <table:table-cell table:style-name="ce22"/>
          <table:table-cell table:style-name="ce30"/>
          <table:table-cell table:style-name="ce47"/>
          <table:table-cell table:style-name="ce55"/>
          <table:table-cell table:style-name="ce56" table:number-columns-repeated="22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" meta:object-count="0"/>
    <meta:generator>LibreOfficeDev/6.0.5.2$Linux_X86_64 LibreOffice_project/</meta:generator>
  </office:meta>
</office:document-meta>
</file>